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0a50" officeooo:paragraph-rsid="000f0a50"/>
    </style:style>
    <style:style style:name="P2" style:family="paragraph" style:parent-style-name="Text_20_body">
      <style:text-properties officeooo:paragraph-rsid="000f0a50"/>
    </style:style>
    <style:style style:name="P3" style:family="paragraph" style:parent-style-name="Text_20_body">
      <style:text-properties officeooo:rsid="0010d8eb" officeooo:paragraph-rsid="0010d8eb"/>
    </style:style>
    <style:style style:name="P4" style:family="paragraph" style:parent-style-name="Heading_20_3">
      <style:text-properties officeooo:rsid="000f0a50" officeooo:paragraph-rsid="000f0a50"/>
    </style:style>
    <style:style style:name="P5" style:family="paragraph" style:parent-style-name="Standard">
      <style:text-properties officeooo:rsid="000d7116" officeooo:paragraph-rsid="000d7116"/>
    </style:style>
    <style:style style:name="P6" style:family="paragraph" style:parent-style-name="Standard">
      <style:text-properties fo:font-size="10pt" fo:font-weight="bold" officeooo:rsid="000d7116" officeooo:paragraph-rsid="000d7116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query Examples:</text:p>
      <text:p text:style-name="P5"/>
      <text:p text:style-name="P5"/>
      <text:h text:style-name="Heading_20_3" text:outline-level="3">Todo list with removable To-Do’s:</text:h>
      <text:p text:style-name="P5"/>
      <text:p text:style-name="P6">&lt;!DOCTYPE html&gt;<text:line-break/>&lt;html&gt;<text:line-break/> <text:s text:c="3"/>&lt;head&gt;<text:line-break/> <text:s text:c="3"/><text:tab/>&lt;title&gt;To Do&lt;/title&gt;<text:line-break/> <text:s text:c="7"/>&lt;link rel="stylesheet" type="text/css" href="stylesheet.css"/&gt;<text:line-break/> <text:s text:c="7"/>&lt;script type="text/javascript" src="script.js"&gt;&lt;/script&gt;<text:line-break/><text:tab/>&lt;/head&gt;<text:line-break/><text:tab/>&lt;body&gt;<text:line-break/><text:tab/><text:tab/>&lt;h2&gt;To Do&lt;/h2&gt;<text:line-break/><text:tab/><text:tab/>&lt;form name="checkListForm"&gt;<text:line-break/><text:tab/><text:tab/><text:tab/>&lt;input type="text" name="checkListItem"/&gt;<text:line-break/><text:tab/><text:tab/>&lt;/form&gt;<text:line-break/><text:tab/><text:tab/>&lt;div id="button"&gt;Add!&lt;/div&gt;<text:line-break/><text:tab/><text:tab/>&lt;br/&gt;<text:line-break/><text:tab/><text:tab/>&lt;div class="list"&gt;&lt;/div&gt;<text:line-break/><text:tab/>&lt;/body&gt;<text:line-break/>&lt;/html&gt;</text:p>
      <text:p text:style-name="P6"/>
      <text:p text:style-name="P6">$(document).ready(function() {<text:line-break/> <text:s text:c="3"/>$('#button').click(function() {<text:line-break/> <text:s text:c="6"/>var toAdd = $('input[name=checkListItem]').val();<text:line-break/> <text:s text:c="6"/>$('.list').append('&lt;div class="item"&gt;' + toAdd + '&lt;/div&gt;');<text:line-break/> <text:s text:c="3"/>});<text:line-break/> <text:s text:c="3"/>$(document).on('click','.item', function() {<text:line-break/> <text:s text:c="7"/>$(this).remove()<text:line-break/>});<text:line-break/>});</text:p>
      <text:p text:style-name="P6"/>
      <text:p text:style-name="P6"/>
      <text:p text:style-name="P6"/>
      <text:h text:style-name="P4" text:outline-level="3">Manually move Object with arrow-keys:</text:h>
      <text:p text:style-name="P2"/>
      <text:p text:style-name="P1">&lt;!DOCTYPE html&gt;<text:line-break/>&lt;html&gt;<text:line-break/> <text:s text:c="3"/>&lt;head&gt;<text:line-break/> <text:s text:c="3"/><text:tab/>&lt;title&gt;Super Mario!&lt;/title&gt;<text:line-break/> <text:s text:c="7"/>&lt;link rel='stylesheet' type='text/css' href='stylesheet.css'/&gt;<text:line-break/><text:tab/><text:tab/>&lt;script type='text/javascript' src='script.js'&gt;&lt;/script&gt;<text:line-break/><text:tab/>&lt;/head&gt;<text:line-break/><text:tab/>&lt;body&gt;<text:line-break/> <text:s text:c="7"/>&lt;img src="http://i1061.photobucket.com/albums/t480/ericqweinstein/mario.jpg"/&gt;<text:line-break/><text:tab/>&lt;/body&gt;<text:line-break/>&lt;/html&gt;</text:p>
      <text:p text:style-name="P1"/>
      <text:p text:style-name="P1">$(document).ready(function() {<text:line-break/> <text:s text:c="3"/>$(document).keydown(function(key) {<text:line-break/><text:soft-page-break/> <text:s text:c="7"/>switch(parseInt(key.which,10)) {<text:line-break/><text:tab/><text:tab/><text:tab/>// Left arrow key pressed<text:line-break/><text:tab/><text:tab/><text:tab/>case 37:<text:line-break/><text:tab/><text:tab/><text:tab/><text:tab/>$('img').animate({left: "-=10px"}, 'fast');<text:line-break/><text:tab/><text:tab/><text:tab/><text:tab/>break;<text:line-break/><text:tab/><text:tab/><text:tab/>// Up Arrow Pressed<text:line-break/><text:tab/><text:tab/><text:tab/>case 38:<text:line-break/><text:tab/><text:tab/><text:tab/><text:tab/>$('img').animate({top: "-=10px"}, 'fast');<text:line-break/><text:tab/><text:tab/><text:tab/><text:tab/>break;<text:line-break/><text:tab/><text:tab/><text:tab/>// Right Arrow Pressed<text:line-break/><text:tab/><text:tab/><text:tab/>case 39:<text:line-break/><text:tab/><text:tab/><text:tab/><text:tab/>$('img').animate({left: "+=10px"}, 'fast');<text:line-break/><text:tab/><text:tab/><text:tab/><text:tab/>break;<text:line-break/><text:tab/><text:tab/><text:tab/>// Down Arrow Pressed<text:line-break/><text:tab/><text:tab/><text:tab/>case 40:<text:line-break/><text:tab/><text:tab/><text:tab/><text:tab/>$('img').animate({top: "+=10px"}, 'fast');<text:line-break/><text:tab/><text:tab/><text:tab/><text:tab/>break;<text:line-break/><text:tab/><text:tab/>}<text:line-break/><text:tab/>});<text:line-break/>});</text:p>
      <text:p text:style-name="P1"/>
      <text:p text:style-name="P1"/>
      <text:p text:style-name="P3">Expandable Menu:</text:p>
      <text:p text:style-name="P3"/>
      <text:p text:style-name="P3"><text:s text:c="8"/>&lt;div id="menu"&gt;<text:line-break/> <text:s text:c="11"/>&lt;h3&gt;jQuery&lt;/h3&gt;<text:line-break/> <text:s text:c="11"/>&lt;div&gt;<text:line-break/> <text:s text:c="15"/>&lt;p&gt;jQuery is a JavaScript library that makes your websites look absolutely stunning.&lt;/p&gt;<text:line-break/> <text:s text:c="11"/>&lt;/div&gt;<text:line-break/> <text:s text:c="11"/>&lt;h3&gt;jQuery UI&lt;/h3&gt;<text:line-break/> <text:s text:c="11"/>&lt;div&gt;<text:line-break/> <text:s text:c="15"/>&lt;p&gt;jQuery UI includes even more jQuery goodness!&lt;/p&gt;<text:line-break/> <text:s text:c="11"/>&lt;/div&gt;<text:line-break/> <text:s text:c="11"/>&lt;h3&gt;JavaScript&lt;/h3&gt;<text:line-break/> <text:s text:c="11"/>&lt;div&gt;<text:line-break/> <text:s text:c="15"/>&lt;p&gt;JavaScript is a programming language used in web browsers, and it's what powers jQuery and jQuery UI. You can learn about JavaScript in the &lt;a href="http://www.codecademy.com/tracks/javascript" target="blank" style="text-decoration:none; color:#F39814"&gt;JavaScript track&lt;/a&gt; here on Codecademy.&lt;/p&gt;<text:line-break/> <text:s text:c="11"/>&lt;/div&gt;<text:line-break/> <text:s text:c="7"/>&lt;/div&gt;</text:p>
      <text:p text:style-name="P3"><text:soft-page-break/></text:p>
      <text:p text:style-name="P3">$(document).ready(function() {<text:line-break/> <text:s text:c="3"/>$("#menu").accordion({collapsible: true, active: false});<text:line-break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2:39:27.131000000</meta:creation-date>
    <dc:date>2017-07-13T20:15:20.100000000</dc:date>
    <meta:editing-duration>PT6H44M37S</meta:editing-duration>
    <meta:editing-cycles>3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10" meta:word-count="206" meta:character-count="2431" meta:non-whitespace-character-count="1881"/>
  </office:meta>
</office:document-meta>
</file>